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MySQL</text:p>
          </table:table-cell>
          <table:table-cell table:style-name="ce4" office:value-type="string" calcext:value-type="string">
            <text:p>MariaDB</text:p>
          </table:table-cell>
          <table:table-cell table:style-name="ce3" table:number-columns-repeated="1021"/>
        </table:table-row>
        <table:table-row table:style-name="ro1" table:visibility="filter">
          <table:table-cell table:style-name="ce1"/>
          <table:table-cell table:style-name="ce1" office:value-type="string" calcext:value-type="string">
            <text:p>8.0.28</text:p>
          </table:table-cell>
          <table:table-cell table:style-name="ce1" office:value-type="string" calcext:value-type="string">
            <text:p>10.6.26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udit_log_admin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admi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best_worst_larg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best_worst_smal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forma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low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unsupported_server_versio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apostroph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exclud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lock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_old</text:p>
          </table:table-cell>
          <table:table-cell office:value-type="string" calcext:value-type="string">
            <text:p>Pre-8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index</text:p>
          </table:table-cell>
          <table:table-cell office:value-type="string" calcext:value-type="string">
            <text:p>Pre-5.7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large</text:p>
          </table:table-cell>
          <table:table-cell office:value-type="string" calcext:value-type="string">
            <text:p>world_innodb.sql neede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kip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ql_transform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nnection_valu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nnect_serv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pecial_symb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eve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</text:p>
          </table:table-cell>
          <table:table-cell office:value-type="string" calcext:value-type="string">
            <text:p>Pre-5.6.5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routin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nst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def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par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rigg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view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basic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erro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format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ramete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th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both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e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ormat_li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base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efault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_year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error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stat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get_tool_window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engine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keys_composit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sakil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p_parser_te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s_alia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ockin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eta_gre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eta_grep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eta_grep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db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user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_errors_port_socke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_show_password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mylogin_socke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_connectio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_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roc_gre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roc_grep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roc_grep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_socke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rivileg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bas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custom_utildi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pip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console_startu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warning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utilities_license_check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C147" table:display-filter-buttons="true">
          <table:filter>
            <table:filter-and>
              <table:filter-condition table:value="skip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8-16T21:27:55.208908116</dc:date>
    <meta:editing-duration>P1DT3H31M25S</meta:editing-duration>
    <meta:editing-cycles>75</meta:editing-cycles>
    <meta:document-statistic meta:table-count="1" meta:cell-count="295" meta:object-count="0"/>
  </office:meta>
</office:document-meta>
</file>